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ORS APPLE PTE. LTD. </text:p>
      <text:p text:style-name="P3">Company Registration No : 200922055W </text:p>
      <text:p text:style-name="P3">(Incorporated in the Republic of Singapore) </text:p>
      <text:p text:style-name="P3"><text:s/><text:span text:style-name="T1">(the “Company”) </text:span></text:p>
      <text:p text:style-name="Standard"/>
      <text:p text:style-name="Standard"/>
      <text:p text:style-name="P2"><text:span text:style-name="T1">ATTENDANCE LIST FOR THE SIXTH ANNUAL GENERAL MEETING</text:span> of the members of the Company held at: </text:p>
      <text:p text:style-name="P2"/>
      <text:p text:style-name="P2"/>
      <text:p text:style-name="P2">Date and Time<text:tab/>:<text:tab/> <text:s text:c="39"/>at 3.00 pm </text:p>
      <text:p text:style-name="P2"/>
      <text:p text:style-name="P2"/>
      <text:p text:style-name="P2">Venue<text:tab/><text:tab/> <text:s text:c="5"/>:<text:tab/>Blk 531 Upper Cross Street #04-52 Hong Lim Complex Singapore 050531 </text:p>
      <text:p text:style-name="P5"/>
      <text:p text:style-name="P2"/>
      <text:p text:style-name="P2"/>
      <text:p text:style-name="P4">M E M B E R S </text:p>
      <text:p text:style-name="P2"/>
      <text:p text:style-name="P2"/>
      <text:p text:style-name="P2"/>
      <text:p text:style-name="P2">Goh Hock Leong Anthony<text:tab/><text:tab/> : <text:s text:c="2"/>_________________________________________ </text:p>
      <text:p text:style-name="P2"/>
      <text:p text:style-name="P2"/>
      <text:p text:style-name="P2"/>
      <text:p text:style-name="P2"/>
      <text:p text:style-name="P2">Terence Choa Kwok Fai<text:tab/><text:tab/>: <text:s text:c="3"/>_________________________________________ </text:p>
      <text:p text:style-name="P2"/>
      <text:p text:style-name="P2"/>
      <text:p text:style-name="P2"/>
      <text:p text:style-name="P2"/>
      <text:p text:style-name="P2">Kung Cheung Tak<text:tab/><text:tab/><text:tab/>: <text:s text:c="3"/>_________________________________________ </text:p>
      <text:p text:style-name="P2"/>
      <text:p text:style-name="P2"/>
      <text:p text:style-name="P2"/>
      <text:p text:style-name="P2"/>
      <text:p text:style-name="P2">Teoh Yeow Tong<text:tab/><text:tab/><text:tab/>: <text:s text:c="3"/>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1:11:45</meta:creation-date>
    <dc:date>2015-10-31T14:59:01</dc:date>
    <dc:creator>phung11764 </dc:creator>
    <meta:editing-duration>PT1M48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2" meta:word-count="82" meta:character-count="648" meta:non-whitespace-character-count="500"/>
  </office:meta>
</office:document-meta>
</file>